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3.0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969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1.669cm"/>
    </style:style>
    <style:style style:name="co22" style:family="table-column">
      <style:table-column-properties fo:break-before="auto" style:column-width="2.05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2.295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1.752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3.276cm"/>
    </style:style>
    <style:style style:name="co36" style:family="table-column">
      <style:table-column-properties fo:break-before="auto" style:column-width="2.84cm"/>
    </style:style>
    <style:style style:name="co37" style:family="table-column">
      <style:table-column-properties fo:break-before="auto" style:column-width="2.649cm"/>
    </style:style>
    <style:style style:name="co38" style:family="table-column">
      <style:table-column-properties fo:break-before="auto" style:column-width="2.67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conservative-vs-optimistic-gridsize=102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table:style-name="Default" office:value-type="string" calcext:value-type="string">
            <text:p>speedup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293505" calcext:value-type="float">
            <text:p>629350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4.5938" calcext:value-type="float">
            <text:p>674.5938</text:p>
          </table:table-cell>
          <table:table-cell/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4719" calcext:value-type="float">
            <text:p>1875034719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79507.68" calcext:value-type="float">
            <text:p>2779507.68</text:p>
          </table:table-cell>
          <table:table-cell office:value-type="float" office:value="75321" calcext:value-type="float">
            <text:p>75321</text:p>
          </table:table-cell>
          <table:table-cell office:value-type="float" office:value="6293521" calcext:value-type="float">
            <text:p>6293521</text:p>
          </table:table-cell>
          <table:table-cell office:value-type="float" office:value="3072538" calcext:value-type="float">
            <text:p>3072538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34.4013" calcext:value-type="float">
            <text:p>134.4013</text:p>
          </table:table-cell>
          <table:table-cell office:value-type="float" office:value="131.1223" calcext:value-type="float">
            <text:p>131.12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4.6193" calcext:value-type="float">
            <text:p>674.6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293505" calcext:value-type="float">
            <text:p>629350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4.3949" calcext:value-type="float">
            <text:p>674.3949</text:p>
          </table:table-cell>
          <table:table-cell/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4719" calcext:value-type="float">
            <text:p>1875034719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80327.66" calcext:value-type="float">
            <text:p>2780327.66</text:p>
          </table:table-cell>
          <table:table-cell office:value-type="float" office:value="75321" calcext:value-type="float">
            <text:p>75321</text:p>
          </table:table-cell>
          <table:table-cell office:value-type="float" office:value="6293521" calcext:value-type="float">
            <text:p>6293521</text:p>
          </table:table-cell>
          <table:table-cell office:value-type="float" office:value="3072538" calcext:value-type="float">
            <text:p>3072538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34.3666" calcext:value-type="float">
            <text:p>134.3666</text:p>
          </table:table-cell>
          <table:table-cell office:value-type="float" office:value="130.976" calcext:value-type="float">
            <text:p>130.9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4.4203" calcext:value-type="float">
            <text:p>674.4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147777" calcext:value-type="float">
            <text:p>314777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7.0931" calcext:value-type="float">
            <text:p>687.0931</text:p>
          </table:table-cell>
          <table:table-cell table:formula="of:=[.J$25]/[.J4]" office:value-type="float" office:value="0.981663693027917" calcext:value-type="float">
            <text:p>0.9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0719" calcext:value-type="float">
            <text:p>187503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1" calcext:value-type="float">
            <text:p>601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28944.12" calcext:value-type="float">
            <text:p>2728944.12</text:p>
          </table:table-cell>
          <table:table-cell office:value-type="float" office:value="75321" calcext:value-type="float">
            <text:p>75321</text:p>
          </table:table-cell>
          <table:table-cell office:value-type="float" office:value="3147793" calcext:value-type="float">
            <text:p>3147793</text:p>
          </table:table-cell>
          <table:table-cell office:value-type="float" office:value="1536538" calcext:value-type="float">
            <text:p>153653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0.9106" calcext:value-type="float">
            <text:p>70.9106</text:p>
          </table:table-cell>
          <table:table-cell office:value-type="float" office:value="357.8897" calcext:value-type="float">
            <text:p>357.8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5415" calcext:value-type="float">
            <text:p>295.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007" calcext:value-type="float">
            <text:p>188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6569" calcext:value-type="float">
            <text:p>182.6569</text:p>
          </table:table-cell>
          <table:table-cell office:value-type="float" office:value="0.1372" calcext:value-type="float">
            <text:p>0.1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.1191" calcext:value-type="float">
            <text:p>687.119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147777" calcext:value-type="float">
            <text:p>314777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50.9054" calcext:value-type="float">
            <text:p>850.9054</text:p>
          </table:table-cell>
          <table:table-cell table:formula="of:=[.J$25]/[.J5]" office:value-type="float" office:value="0.792678422301704" calcext:value-type="float">
            <text:p>0.7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0719" calcext:value-type="float">
            <text:p>187503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203580.79" calcext:value-type="float">
            <text:p>2203580.79</text:p>
          </table:table-cell>
          <table:table-cell office:value-type="float" office:value="75321" calcext:value-type="float">
            <text:p>75321</text:p>
          </table:table-cell>
          <table:table-cell office:value-type="float" office:value="3147793" calcext:value-type="float">
            <text:p>3147793</text:p>
          </table:table-cell>
          <table:table-cell office:value-type="float" office:value="1554778" calcext:value-type="float">
            <text:p>155477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0.9335" calcext:value-type="float">
            <text:p>70.9335</text:p>
          </table:table-cell>
          <table:table-cell office:value-type="float" office:value="370.7383" calcext:value-type="float">
            <text:p>370.7383</text:p>
          </table:table-cell>
          <table:table-cell office:value-type="float" office:value="0.1793" calcext:value-type="float">
            <text:p>0.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696" calcext:value-type="float">
            <text:p>294.696</text:p>
          </table:table-cell>
          <table:table-cell office:value-type="float" office:value="0.4063" calcext:value-type="float">
            <text:p>0.4063</text:p>
          </table:table-cell>
          <table:table-cell office:value-type="float" office:value="0" calcext:value-type="float">
            <text:p>0</text:p>
          </table:table-cell>
          <table:table-cell office:value-type="float" office:value="190.1042" calcext:value-type="float">
            <text:p>190.1042</text:p>
          </table:table-cell>
          <table:table-cell office:value-type="float" office:value="154.017" calcext:value-type="float">
            <text:p>154.017</text:p>
          </table:table-cell>
          <table:table-cell office:value-type="float" office:value="0" calcext:value-type="float">
            <text:p>0</text:p>
          </table:table-cell>
          <table:table-cell office:value-type="float" office:value="196.82" calcext:value-type="float">
            <text:p>196.82</text:p>
          </table:table-cell>
          <table:table-cell office:value-type="float" office:value="0.1321" calcext:value-type="float">
            <text:p>0.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.9375" calcext:value-type="float">
            <text:p>850.937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574913" calcext:value-type="float">
            <text:p>1574913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6.3473" calcext:value-type="float">
            <text:p>406.3473</text:p>
          </table:table-cell>
          <table:table-cell table:formula="of:=[.J$25]/[.J6]" office:value-type="float" office:value="1.65989622670066" calcext:value-type="float">
            <text:p>1.6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22719" calcext:value-type="float">
            <text:p>187502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97" calcext:value-type="float">
            <text:p>459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614375.28" calcext:value-type="float">
            <text:p>4614375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574929" calcext:value-type="float">
            <text:p>1574929</text:p>
          </table:table-cell>
          <table:table-cell office:value-type="float" office:value="768538" calcext:value-type="float">
            <text:p>76853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7.294" calcext:value-type="float">
            <text:p>37.294</text:p>
          </table:table-cell>
          <table:table-cell office:value-type="float" office:value="172.1151" calcext:value-type="float">
            <text:p>172.1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2213" calcext:value-type="float">
            <text:p>146.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6406" calcext:value-type="float">
            <text:p>159.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987" calcext:value-type="float">
            <text:p>85.1987</text:p>
          </table:table-cell>
          <table:table-cell office:value-type="float" office:value="0.3934" calcext:value-type="float">
            <text:p>0.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3626" calcext:value-type="float">
            <text:p>406.362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574913" calcext:value-type="float">
            <text:p>1574913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85.6361" calcext:value-type="float">
            <text:p>485.6361</text:p>
          </table:table-cell>
          <table:table-cell table:formula="of:=[.J$25]/[.J7]" office:value-type="float" office:value="1.38888840841939" calcext:value-type="float">
            <text:p>1.3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22719" calcext:value-type="float">
            <text:p>187502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4" calcext:value-type="float">
            <text:p>1600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860995.09" calcext:value-type="float">
            <text:p>3860995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574929" calcext:value-type="float">
            <text:p>1574929</text:p>
          </table:table-cell>
          <table:table-cell office:value-type="float" office:value="786778" calcext:value-type="float">
            <text:p>78677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7.4359" calcext:value-type="float">
            <text:p>37.4359</text:p>
          </table:table-cell>
          <table:table-cell office:value-type="float" office:value="174.9331" calcext:value-type="float">
            <text:p>174.9331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7481" calcext:value-type="float">
            <text:p>146.7481</text:p>
          </table:table-cell>
          <table:table-cell office:value-type="float" office:value="0.2019" calcext:value-type="float">
            <text:p>0.2019</text:p>
          </table:table-cell>
          <table:table-cell office:value-type="float" office:value="0" calcext:value-type="float">
            <text:p>0</text:p>
          </table:table-cell>
          <table:table-cell office:value-type="float" office:value="162.4999" calcext:value-type="float">
            <text:p>162.4999</text:p>
          </table:table-cell>
          <table:table-cell office:value-type="float" office:value="74.3031" calcext:value-type="float">
            <text:p>74.3031</text:p>
          </table:table-cell>
          <table:table-cell office:value-type="float" office:value="0" calcext:value-type="float">
            <text:p>0</text:p>
          </table:table-cell>
          <table:table-cell office:value-type="float" office:value="89.8389" calcext:value-type="float">
            <text:p>89.8389</text:p>
          </table:table-cell>
          <table:table-cell office:value-type="float" office:value="0.4242" calcext:value-type="float">
            <text:p>0.4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6545" calcext:value-type="float">
            <text:p>485.654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788481" calcext:value-type="float">
            <text:p>788481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0.8399" calcext:value-type="float">
            <text:p>210.8399</text:p>
          </table:table-cell>
          <table:table-cell table:formula="of:=[.J$25]/[.J8]" office:value-type="float" office:value="3.19908304832245" calcext:value-type="float">
            <text:p>3.20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06719" calcext:value-type="float">
            <text:p>187500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893187" calcext:value-type="float">
            <text:p>8893187</text:p>
          </table:table-cell>
          <table:table-cell office:value-type="float" office:value="75321" calcext:value-type="float">
            <text:p>75321</text:p>
          </table:table-cell>
          <table:table-cell office:value-type="float" office:value="788497" calcext:value-type="float">
            <text:p>788497</text:p>
          </table:table-cell>
          <table:table-cell office:value-type="float" office:value="384538" calcext:value-type="float">
            <text:p>384538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84.4009" calcext:value-type="float">
            <text:p>84.4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8026" calcext:value-type="float">
            <text:p>74.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3851" calcext:value-type="float">
            <text:p>84.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293" calcext:value-type="float">
            <text:p>41.3293</text:p>
          </table:table-cell>
          <table:table-cell office:value-type="float" office:value="0.4028" calcext:value-type="float">
            <text:p>0.4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8479" calcext:value-type="float">
            <text:p>210.847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788481" calcext:value-type="float">
            <text:p>788481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50.4346" calcext:value-type="float">
            <text:p>250.4346</text:p>
          </table:table-cell>
          <table:table-cell table:formula="of:=[.J$25]/[.J9]" office:value-type="float" office:value="2.69329537531954" calcext:value-type="float">
            <text:p>2.6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06719" calcext:value-type="float">
            <text:p>187500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8" calcext:value-type="float">
            <text:p>3200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7487138.07" calcext:value-type="float">
            <text:p>7487138.07</text:p>
          </table:table-cell>
          <table:table-cell office:value-type="float" office:value="75321" calcext:value-type="float">
            <text:p>75321</text:p>
          </table:table-cell>
          <table:table-cell office:value-type="float" office:value="788497" calcext:value-type="float">
            <text:p>788497</text:p>
          </table:table-cell>
          <table:table-cell office:value-type="float" office:value="402778" calcext:value-type="float">
            <text:p>40277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3112" calcext:value-type="float">
            <text:p>20.3112</text:p>
          </table:table-cell>
          <table:table-cell office:value-type="float" office:value="84.796" calcext:value-type="float">
            <text:p>84.796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692" calcext:value-type="float">
            <text:p>74.8692</text:p>
          </table:table-cell>
          <table:table-cell office:value-type="float" office:value="0.1019" calcext:value-type="float">
            <text:p>0.1019</text:p>
          </table:table-cell>
          <table:table-cell office:value-type="float" office:value="0" calcext:value-type="float">
            <text:p>0</text:p>
          </table:table-cell>
          <table:table-cell office:value-type="float" office:value="88.5416" calcext:value-type="float">
            <text:p>88.5416</text:p>
          </table:table-cell>
          <table:table-cell office:value-type="float" office:value="37.827" calcext:value-type="float">
            <text:p>37.827</text:p>
          </table:table-cell>
          <table:table-cell office:value-type="float" office:value="0" calcext:value-type="float">
            <text:p>0</text:p>
          </table:table-cell>
          <table:table-cell office:value-type="float" office:value="42.8179" calcext:value-type="float">
            <text:p>42.8179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4441" calcext:value-type="float">
            <text:p>250.444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95265" calcext:value-type="float">
            <text:p>39526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9.67" calcext:value-type="float">
            <text:p>109.67</text:p>
          </table:table-cell>
          <table:table-cell table:formula="of:=[.J$25]/[.J10]" office:value-type="float" office:value="6.1502174705936" calcext:value-type="float">
            <text:p>6.1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097095.8" calcext:value-type="float">
            <text:p>17097095.8</text:p>
          </table:table-cell>
          <table:table-cell office:value-type="float" office:value="75321" calcext:value-type="float">
            <text:p>75321</text:p>
          </table:table-cell>
          <table:table-cell office:value-type="float" office:value="395281" calcext:value-type="float">
            <text:p>395281</text:p>
          </table:table-cell>
          <table:table-cell office:value-type="float" office:value="192538" calcext:value-type="float">
            <text:p>19253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0.7699" calcext:value-type="float">
            <text:p>10.7699</text:p>
          </table:table-cell>
          <table:table-cell office:value-type="float" office:value="41.7596" calcext:value-type="float">
            <text:p>41.7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728" calcext:value-type="float">
            <text:p>40.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775" calcext:value-type="float">
            <text:p>45.7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96" calcext:value-type="float">
            <text:p>19.9496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742" calcext:value-type="float">
            <text:p>109.674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95265" calcext:value-type="float">
            <text:p>395265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0.0219" calcext:value-type="float">
            <text:p>130.0219</text:p>
          </table:table-cell>
          <table:table-cell table:formula="of:=[.J$25]/[.J11]" office:value-type="float" office:value="5.18754417525048" calcext:value-type="float">
            <text:p>5.1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16" calcext:value-type="float">
            <text:p>6401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4420941.84" calcext:value-type="float">
            <text:p>14420941.84</text:p>
          </table:table-cell>
          <table:table-cell office:value-type="float" office:value="75321" calcext:value-type="float">
            <text:p>75321</text:p>
          </table:table-cell>
          <table:table-cell office:value-type="float" office:value="395281" calcext:value-type="float">
            <text:p>395281</text:p>
          </table:table-cell>
          <table:table-cell office:value-type="float" office:value="210778" calcext:value-type="float">
            <text:p>21077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1.465" calcext:value-type="float">
            <text:p>11.465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57" calcext:value-type="float">
            <text:p>40.3657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51.4784" calcext:value-type="float">
            <text:p>51.4784</text:p>
          </table:table-cell>
          <table:table-cell office:value-type="float" office:value="18.7233" calcext:value-type="float">
            <text:p>18.7233</text:p>
          </table:table-cell>
          <table:table-cell office:value-type="float" office:value="0" calcext:value-type="float">
            <text:p>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0.4612" calcext:value-type="float">
            <text:p>0.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268" calcext:value-type="float">
            <text:p>130.026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174" calcext:value-type="float">
            <text:p>56.9174</text:p>
          </table:table-cell>
          <table:table-cell table:formula="of:=[.J$25]/[.J12]" office:value-type="float" office:value="11.8504069054454" calcext:value-type="float">
            <text:p>11.8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43167.53" calcext:value-type="float">
            <text:p>32943167.5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96538" calcext:value-type="float">
            <text:p>9653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64" calcext:value-type="float">
            <text:p>6.2764</text:p>
          </table:table-cell>
          <table:table-cell office:value-type="float" office:value="19.4259" calcext:value-type="float">
            <text:p>19.4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768" calcext:value-type="float">
            <text:p>21.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776" calcext:value-type="float">
            <text:p>24.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5" calcext:value-type="float">
            <text:p>9.265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195" calcext:value-type="float">
            <text:p>56.919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98657" calcext:value-type="float">
            <text:p>198657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6.9555" calcext:value-type="float">
            <text:p>66.9555</text:p>
          </table:table-cell>
          <table:table-cell table:formula="of:=[.J$25]/[.J13]" office:value-type="float" office:value="10.0737706387078" calcext:value-type="float">
            <text:p>10.0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8004269.93" calcext:value-type="float">
            <text:p>28004269.93</text:p>
          </table:table-cell>
          <table:table-cell office:value-type="float" office:value="75321" calcext:value-type="float">
            <text:p>75321</text:p>
          </table:table-cell>
          <table:table-cell office:value-type="float" office:value="198673" calcext:value-type="float">
            <text:p>198673</text:p>
          </table:table-cell>
          <table:table-cell office:value-type="float" office:value="114778" calcext:value-type="float">
            <text:p>1147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302" calcext:value-type="float">
            <text:p>6.9302</text:p>
          </table:table-cell>
          <table:table-cell office:value-type="float" office:value="19.3316" calcext:value-type="float">
            <text:p>19.3316</text:p>
          </table:table-cell>
          <table:table-cell office:value-type="float" office:value="0.3553" calcext:value-type="float">
            <text:p>0.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687" calcext:value-type="float">
            <text:p>21.8687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  <table:table-cell office:value-type="float" office:value="28.9024" calcext:value-type="float">
            <text:p>28.9024</text:p>
          </table:table-cell>
          <table:table-cell office:value-type="float" office:value="9.9888" calcext:value-type="float">
            <text:p>9.9888</text:p>
          </table:table-cell>
          <table:table-cell office:value-type="float" office:value="0" calcext:value-type="float">
            <text:p>0</text:p>
          </table:table-cell>
          <table:table-cell office:value-type="float" office:value="8.8243" calcext:value-type="float">
            <text:p>8.8243</text:p>
          </table:table-cell>
          <table:table-cell office:value-type="float" office:value="0.4604" calcext:value-type="float">
            <text:p>0.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58" calcext:value-type="float">
            <text:p>66.95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.9013" calcext:value-type="float">
            <text:p>27.9013</text:p>
          </table:table-cell>
          <table:table-cell table:formula="of:=[.J$25]/[.J14]" office:value-type="float" office:value="24.1742983301853" calcext:value-type="float">
            <text:p>24.1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7202656.3" calcext:value-type="float">
            <text:p>67202656.3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175498" calcext:value-type="float">
            <text:p>17549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465" calcext:value-type="float">
            <text:p>3.9465</text:p>
          </table:table-cell>
          <table:table-cell office:value-type="float" office:value="7.9664" calcext:value-type="float">
            <text:p>7.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46" calcext:value-type="float">
            <text:p>11.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3" calcext:value-type="float">
            <text:p>13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54" calcext:value-type="float">
            <text:p>4.5154</text:p>
          </table:table-cell>
          <table:table-cell office:value-type="float" office:value="0.4501" calcext:value-type="float">
            <text:p>0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024" calcext:value-type="float">
            <text:p>27.902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.4766" calcext:value-type="float">
            <text:p>33.4766</text:p>
          </table:table-cell>
          <table:table-cell table:formula="of:=[.J$25]/[.J15]" office:value-type="float" office:value="20.1482333928774" calcext:value-type="float">
            <text:p>20.1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6010458.86" calcext:value-type="float">
            <text:p>56010458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82138" calcext:value-type="float">
            <text:p>821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9319" calcext:value-type="float">
            <text:p>3.9319</text:p>
          </table:table-cell>
          <table:table-cell office:value-type="float" office:value="8.3337" calcext:value-type="float">
            <text:p>8.3337</text:p>
          </table:table-cell>
          <table:table-cell office:value-type="float" office:value="0.3629" calcext:value-type="float">
            <text:p>0.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66" calcext:value-type="float">
            <text:p>11.466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  <table:table-cell office:value-type="float" office:value="16.9174" calcext:value-type="float">
            <text:p>16.9174</text:p>
          </table:table-cell>
          <table:table-cell office:value-type="float" office:value="4.0021" calcext:value-type="float">
            <text:p>4.0021</text:p>
          </table:table-cell>
          <table:table-cell office:value-type="float" office:value="0" calcext:value-type="float">
            <text:p>0</text:p>
          </table:table-cell>
          <table:table-cell office:value-type="float" office:value="4.0113" calcext:value-type="float">
            <text:p>4.0113</text:p>
          </table:table-cell>
          <table:table-cell office:value-type="float" office:value="0.4767" calcext:value-type="float">
            <text:p>0.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79" calcext:value-type="float">
            <text:p>33.477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.4788" calcext:value-type="float">
            <text:p>15.4788</text:p>
          </table:table-cell>
          <table:table-cell table:formula="of:=[.J$25]/[.J16]" office:value-type="float" office:value="43.575364369331" calcext:value-type="float">
            <text:p>43.5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1136094.79" calcext:value-type="float">
            <text:p>121136094.79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88018" calcext:value-type="float">
            <text:p>8801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6.536" calcext:value-type="float">
            <text:p>16.536</text:p>
          </table:table-cell>
          <table:table-cell office:value-type="float" office:value="3.3931" calcext:value-type="float">
            <text:p>3.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07" calcext:value-type="float">
            <text:p>6.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82" calcext:value-type="float">
            <text:p>8.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95" calcext:value-type="float">
            <text:p>3.1395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94" calcext:value-type="float">
            <text:p>15.479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.3561" calcext:value-type="float">
            <text:p>17.3561</text:p>
          </table:table-cell>
          <table:table-cell table:formula="of:=[.J$25]/[.J17]" office:value-type="float" office:value="38.8620917141524" calcext:value-type="float">
            <text:p>38.8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033157.77" calcext:value-type="float">
            <text:p>108033157.77</text:p>
          </table:table-cell>
          <table:table-cell office:value-type="float" office:value="75321" calcext:value-type="float">
            <text:p>75321</text:p>
          </table:table-cell>
          <table:table-cell office:value-type="float" office:value="83985" calcext:value-type="float">
            <text:p>83985</text:p>
          </table:table-cell>
          <table:table-cell office:value-type="float" office:value="50458" calcext:value-type="float">
            <text:p>50458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1.8055" calcext:value-type="float">
            <text:p>11.8055</text:p>
          </table:table-cell>
          <table:table-cell office:value-type="float" office:value="3.4241" calcext:value-type="float">
            <text:p>3.4241</text:p>
          </table:table-cell>
          <table:table-cell office:value-type="float" office:value="0.3157" calcext:value-type="float">
            <text:p>0.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659" calcext:value-type="float">
            <text:p>5.865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  <table:table-cell office:value-type="float" office:value="10.284" calcext:value-type="float">
            <text:p>10.284</text:p>
          </table:table-cell>
          <table:table-cell office:value-type="float" office:value="1.343" calcext:value-type="float">
            <text:p>1.343</text:p>
          </table:table-cell>
          <table:table-cell office:value-type="float" office:value="0" calcext:value-type="float">
            <text:p>0</text:p>
          </table:table-cell>
          <table:table-cell office:value-type="float" office:value="2.2439" calcext:value-type="float">
            <text:p>2.2439</text:p>
          </table:table-cell>
          <table:table-cell office:value-type="float" office:value="0.4453" calcext:value-type="float">
            <text:p>0.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569" calcext:value-type="float">
            <text:p>17.356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2482" calcext:value-type="float">
            <text:p>10.2482</text:p>
          </table:table-cell>
          <table:table-cell table:formula="of:=[.J$25]/[.J18]" office:value-type="float" office:value="65.8158847407349" calcext:value-type="float">
            <text:p>65.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82962236.89" calcext:value-type="float">
            <text:p>182962236.89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44278" calcext:value-type="float">
            <text:p>4427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8.1406" calcext:value-type="float">
            <text:p>18.1406</text:p>
          </table:table-cell>
          <table:table-cell office:value-type="float" office:value="1.5006" calcext:value-type="float">
            <text:p>1.5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564" calcext:value-type="float">
            <text:p>2.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15" calcext:value-type="float">
            <text:p>6.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14" calcext:value-type="float">
            <text:p>2.9014</text:p>
          </table:table-cell>
          <table:table-cell office:value-type="float" office:value="0.4045" calcext:value-type="float">
            <text:p>0.4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86" calcext:value-type="float">
            <text:p>10.248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0552" calcext:value-type="float">
            <text:p>11.0552</text:p>
          </table:table-cell>
          <table:table-cell table:formula="of:=[.J$25]/[.J19]" office:value-type="float" office:value="61.0115013749186" calcext:value-type="float">
            <text:p>61.0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9606241.15" calcext:value-type="float">
            <text:p>169606241.15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34618" calcext:value-type="float">
            <text:p>346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0257" calcext:value-type="float">
            <text:p>4.0257</text:p>
          </table:table-cell>
          <table:table-cell office:value-type="float" office:value="1.4679" calcext:value-type="float">
            <text:p>1.4679</text:p>
          </table:table-cell>
          <table:table-cell office:value-type="float" office:value="0.2619" calcext:value-type="float">
            <text:p>0.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92" calcext:value-type="float">
            <text:p>3.009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8.2609" calcext:value-type="float">
            <text:p>8.2609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1.9294" calcext:value-type="float">
            <text:p>1.9294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57" calcext:value-type="float">
            <text:p>11.055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2846" calcext:value-type="float">
            <text:p>11.2846</text:p>
          </table:table-cell>
          <table:table-cell table:formula="of:=[.J$25]/[.J20]" office:value-type="float" office:value="59.7712236144835" calcext:value-type="float">
            <text:p>59.7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6159327.2" calcext:value-type="float">
            <text:p>166159327.2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22408" calcext:value-type="float">
            <text:p>2240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7381" calcext:value-type="float">
            <text:p>7.7381</text:p>
          </table:table-cell>
          <table:table-cell office:value-type="float" office:value="0.6517" calcext:value-type="float">
            <text:p>0.6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57" calcext:value-type="float">
            <text:p>1.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01" calcext:value-type="float">
            <text:p>8.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6" calcext:value-type="float">
            <text:p>3.666</text:p>
          </table:table-cell>
          <table:table-cell office:value-type="float" office:value="0.3864" calcext:value-type="float">
            <text:p>0.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851" calcext:value-type="float">
            <text:p>11.285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2529" calcext:value-type="float">
            <text:p>225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.4664" calcext:value-type="float">
            <text:p>11.4664</text:p>
          </table:table-cell>
          <table:table-cell table:formula="of:=[.J$25]/[.J21]" office:value-type="float" office:value="58.8235496755738" calcext:value-type="float">
            <text:p>58.8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3524050.97" calcext:value-type="float">
            <text:p>163524050.97</text:p>
          </table:table-cell>
          <table:table-cell office:value-type="float" office:value="75321" calcext:value-type="float">
            <text:p>75321</text:p>
          </table:table-cell>
          <table:table-cell office:value-type="float" office:value="22545" calcext:value-type="float">
            <text:p>22545</text:p>
          </table:table-cell>
          <table:table-cell office:value-type="float" office:value="26698" calcext:value-type="float">
            <text:p>2669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6902" calcext:value-type="float">
            <text:p>7.690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2448" calcext:value-type="float">
            <text:p>0.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72" calcext:value-type="float">
            <text:p>1.607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0.0171" calcext:value-type="float">
            <text:p>10.0171</text:p>
          </table:table-cell>
          <table:table-cell office:value-type="float" office:value="0.2876" calcext:value-type="float">
            <text:p>0.2876</text:p>
          </table:table-cell>
          <table:table-cell office:value-type="float" office:value="0" calcext:value-type="float">
            <text:p>0</text:p>
          </table:table-cell>
          <table:table-cell office:value-type="float" office:value="2.5785" calcext:value-type="float">
            <text:p>2.5785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7" calcext:value-type="float">
            <text:p>11.46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2.1026" calcext:value-type="float">
            <text:p>12.1026</text:p>
          </table:table-cell>
          <table:table-cell table:formula="of:=[.J$25]/[.J22]" office:value-type="float" office:value="55.7313593773239" calcext:value-type="float">
            <text:p>55.73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942719" calcext:value-type="float">
            <text:p>187094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54928100.72" calcext:value-type="float">
            <text:p>154928100.72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11473" calcext:value-type="float">
            <text:p>11473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0.0533" calcext:value-type="float">
            <text:p>30.0533</text:p>
          </table:table-cell>
          <table:table-cell office:value-type="float" office:value="0.2712" calcext:value-type="float">
            <text:p>0.2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48" calcext:value-type="float">
            <text:p>0.8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61" calcext:value-type="float">
            <text:p>9.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07" calcext:value-type="float">
            <text:p>5.3707</text:p>
          </table:table-cell>
          <table:table-cell office:value-type="float" office:value="0.3515" calcext:value-type="float">
            <text:p>0.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32" calcext:value-type="float">
            <text:p>12.1032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289" calcext:value-type="float">
            <text:p>122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.1803" calcext:value-type="float">
            <text:p>14.1803</text:p>
          </table:table-cell>
          <table:table-cell table:formula="of:=[.J$25]/[.J23]" office:value-type="float" office:value="47.5655909959592" calcext:value-type="float">
            <text:p>47.57</text:p>
          </table:table-cell>
          <table:table-cell office:value-type="float" office:value="1875038785" calcext:value-type="float">
            <text:p>187503878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70942782" calcext:value-type="float">
            <text:p>18709427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2227976.28" calcext:value-type="float">
            <text:p>132227976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2305" calcext:value-type="float">
            <text:p>12305</text:p>
          </table:table-cell>
          <table:table-cell office:value-type="float" office:value="22738" calcext:value-type="float">
            <text:p>2273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5416" calcext:value-type="float">
            <text:p>3.5416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3.7207" calcext:value-type="float">
            <text:p>13.7207</text:p>
          </table:table-cell>
          <table:table-cell office:value-type="float" office:value="0.2028" calcext:value-type="float">
            <text:p>0.2028</text:p>
          </table:table-cell>
          <table:table-cell office:value-type="float" office:value="0" calcext:value-type="float">
            <text:p>0</text:p>
          </table:table-cell>
          <table:table-cell office:value-type="float" office:value="4.0936" calcext:value-type="float">
            <text:p>4.0936</text:p>
          </table:table-cell>
          <table:table-cell office:value-type="float" office:value="0.3826" calcext:value-type="float">
            <text:p>0.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81" calcext:value-type="float">
            <text:p>14.18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6"/>
        </table:table-row>
        <table:table-row table:style-name="ro1">
          <table:table-cell table:number-columns-repeated="8"/>
          <table:table-cell office:value-type="string" calcext:value-type="string">
            <text:p>serial</text:p>
          </table:table-cell>
          <table:table-cell table:formula="of:=AVERAGEIF([.A2:.A23]; [.I25]; [.J2:.J23])" office:value-type="float" office:value="674.49435" calcext:value-type="float">
            <text:p>674.49435</text:p>
          </table:table-cell>
          <table:table-cell table:number-columns-repeated="47"/>
        </table:table-row>
        <table:table-row table:style-name="ro1" table:number-rows-repeated="8">
          <table:table-cell table:number-columns-repeated="9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1"/>
          <table:table-cell table:number-columns-repeated="47"/>
        </table:table-row>
      </table:table>
      <table:named-expressions/>
      <table:database-ranges>
        <table:database-range table:name="__Anonymous_Sheet_DB__0" table:target-range-address="'conservative-vs-optimistic-gridsize=1024'.A1:'conservative-vs-optimistic-gridsize=1024'.BE2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3:03:56.183238375</dc:date>
    <dc:creator>Elkin Cruz</dc:creator>
    <meta:editing-duration>PT1H9M23S</meta:editing-duration>
    <meta:editing-cycles>5</meta:editing-cycles>
    <meta:generator>LibreOffice/7.4.1.2$Linux_X86_64 LibreOffice_project/40$Build-2</meta:generator>
    <meta:document-statistic meta:table-count="1" meta:cell-count="1307" meta:object-count="0"/>
  </office:meta>
</office:document-meta>
</file>